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326a7" officeooo:paragraph-rsid="001326a7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color="#c9211e" loext:opacity="100%" fo:font-size="16pt" fo:font-weight="bold" officeooo:rsid="001326a7" officeooo:paragraph-rsid="001326a7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3f508" officeooo:paragraph-rsid="0013f508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8eb9f" officeooo:paragraph-rsid="0018eb9f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6492" officeooo:paragraph-rsid="00166492" style:font-size-asian="10.5pt" style:font-weight-asian="normal" style:font-size-complex="12pt" style:font-weight-complex="normal"/>
    </style:style>
    <style:style style:name="T1" style:family="text">
      <style:text-properties officeooo:rsid="001741e0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plication Projet 2023-2024</text:p>
      <text:p text:style-name="P1"/>
      <text:p text:style-name="P4">Groupe :<text:span text:style-name="T3"> Bastien Mézière, Bastien Bories, Yacine Habbak</text:span></text:p>
      <text:p text:style-name="P3"/>
      <text:p text:style-name="P3">Partie Laravel :</text:p>
      <text:p text:style-name="P3"/>
      <text:p text:style-name="P5">Dans un premier temps, <text:span text:style-name="T1">nous avons décidé d’utiliser l’application "GitHub Desktop" afin de pouvoir travailler en équip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4T11:00:01.384000000</meta:creation-date>
    <dc:date>2023-12-14T11:08:34.158000000</dc:date>
    <meta:editing-duration>PT8M32S</meta:editing-duration>
    <meta:editing-cycles>5</meta:editing-cycles>
    <meta:generator>LibreOffice/7.6.3.2$Windows_X86_64 LibreOffice_project/29d686fea9f6705b262d369fede658f824154cc0</meta:generator>
    <meta:document-statistic meta:table-count="0" meta:image-count="0" meta:object-count="0" meta:page-count="1" meta:paragraph-count="4" meta:word-count="31" meta:character-count="219" meta:non-whitespace-character-count="192"/>
  </office:meta>
</office:document-meta>
</file>